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6f9d4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1];2)&amp;&quot;*Z+&quot;&amp;[.B1]" office:value-type="string" office:string-value="dc.b $01*Z+0" calcext:value-type="string">
            <text:p>dc.b $01*Z+0</text:p>
          </table:table-cell>
          <table:table-cell/>
          <table:table-cell table:formula="of:=&quot;,$&quot;&amp;DEC2HEX([.C1];2)&amp;&quot;*Z+&quot;&amp;[.D1]" office:value-type="string" office:string-value=",$03*Z+0" calcext:value-type="string">
            <text:p>,$03*Z+0</text:p>
          </table:table-cell>
          <table:table-cell/>
          <table:table-cell table:formula="of:=&quot;,$&quot;&amp;DEC2HEX([.E1];2)&amp;&quot;*Z+&quot;&amp;[.F1]" office:value-type="string" office:string-value=",$03*Z+0" calcext:value-type="string">
            <text:p>,$03*Z+0</text:p>
          </table:table-cell>
          <table:table-cell/>
          <table:table-cell table:formula="of:=&quot;,$&quot;&amp;DEC2HEX([.G1];2)&amp;&quot;*Z+&quot;&amp;[.H1]" office:value-type="string" office:string-value=",$03*Z+0" calcext:value-type="string">
            <text:p>,$03*Z+0</text:p>
          </table:table-cell>
          <table:table-cell/>
          <table:table-cell table:formula="of:=&quot;,$&quot;&amp;DEC2HEX([.I1];2)&amp;&quot;*Z+&quot;&amp;[.J1]" office:value-type="string" office:string-value=",$03*Z+0" calcext:value-type="string">
            <text:p>,$03*Z+0</text:p>
          </table:table-cell>
          <table:table-cell/>
          <table:table-cell table:formula="of:=&quot;,$&quot;&amp;DEC2HEX([.K1];2)&amp;&quot;*Z+&quot;&amp;[.L1]" office:value-type="string" office:string-value=",$03*Z+0" calcext:value-type="string">
            <text:p>,$03*Z+0</text:p>
          </table:table-cell>
          <table:table-cell/>
          <table:table-cell table:formula="of:=&quot;,$&quot;&amp;DEC2HEX([.M1];2)&amp;&quot;*Z+&quot;&amp;[.N1]" office:value-type="string" office:string-value=",$03*Z+0" calcext:value-type="string">
            <text:p>,$03*Z+0</text:p>
          </table:table-cell>
          <table:table-cell/>
          <table:table-cell table:formula="of:=&quot;,$&quot;&amp;DEC2HEX([.O1];2)&amp;&quot;*Z+&quot;&amp;[.P1]" office:value-type="string" office:string-value=",$03*Z+0" calcext:value-type="string">
            <text:p>,$03*Z+0</text:p>
          </table:table-cell>
          <table:table-cell/>
          <table:table-cell table:formula="of:=&quot;,$&quot;&amp;DEC2HEX([.Q1];2)&amp;&quot;*Z+&quot;&amp;[.R1]" office:value-type="string" office:string-value=",$03*Z+0" calcext:value-type="string">
            <text:p>,$03*Z+0</text:p>
          </table:table-cell>
          <table:table-cell/>
          <table:table-cell table:formula="of:=&quot;,$&quot;&amp;DEC2HEX([.S1];2)&amp;&quot;*Z+&quot;&amp;[.T1]" office:value-type="string" office:string-value=",$03*Z+0" calcext:value-type="string">
            <text:p>,$03*Z+0</text:p>
          </table:table-cell>
          <table:table-cell/>
          <table:table-cell table:formula="of:=&quot;,$&quot;&amp;DEC2HEX([.U1];2)&amp;&quot;*Z+&quot;&amp;[.V1]" office:value-type="string" office:string-value=",$03*Z+0" calcext:value-type="string">
            <text:p>,$03*Z+0</text:p>
          </table:table-cell>
          <table:table-cell/>
          <table:table-cell table:formula="of:=&quot;,$&quot;&amp;DEC2HEX([.W1];2)&amp;&quot;*Z+&quot;&amp;[.X1]" office:value-type="string" office:string-value=",$03*Z+0" calcext:value-type="string">
            <text:p>,$03*Z+0</text:p>
          </table:table-cell>
          <table:table-cell/>
          <table:table-cell table:formula="of:=&quot;,$&quot;&amp;DEC2HEX([.Y1];2)&amp;&quot;*Z+&quot;&amp;[.Z1]" office:value-type="string" office:string-value=",$03*Z+0" calcext:value-type="string">
            <text:p>,$03*Z+0</text:p>
          </table:table-cell>
          <table:table-cell/>
          <table:table-cell table:formula="of:=&quot;,$&quot;&amp;DEC2HEX([.AA1];2)&amp;&quot;*Z+&quot;&amp;[.AB1]" office:value-type="string" office:string-value=",$03*Z+0" calcext:value-type="string">
            <text:p>,$03*Z+0</text:p>
          </table:table-cell>
          <table:table-cell/>
          <table:table-cell table:formula="of:=&quot;,$&quot;&amp;DEC2HEX([.AC1];2)&amp;&quot;*Z+&quot;&amp;[.AD1]" office:value-type="string" office:string-value=",$03*Z+0" calcext:value-type="string">
            <text:p>,$03*Z+0</text:p>
          </table:table-cell>
          <table:table-cell/>
          <table:table-cell table:formula="of:=&quot;,$&quot;&amp;DEC2HEX([.AE1];2)&amp;&quot;*Z+&quot;&amp;[.AF1]" office:value-type="string" office:string-value=",$01*Z+0" calcext:value-type="string">
            <text:p>,$01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2];2)&amp;&quot;*Z+&quot;&amp;[.B2]" office:value-type="string" office:string-value="dc.b $02*Z+0" calcext:value-type="string">
            <text:p>dc.b $02*Z+0</text:p>
          </table:table-cell>
          <table:table-cell/>
          <table:table-cell table:formula="of:=&quot;,$&quot;&amp;DEC2HEX([.C2];2)&amp;&quot;*Z+&quot;&amp;[.D2]" office:value-type="string" office:string-value=",$00*Z+3" calcext:value-type="string">
            <text:p>,$00*Z+3</text:p>
          </table:table-cell>
          <table:table-cell/>
          <table:table-cell table:formula="of:=&quot;,$&quot;&amp;DEC2HEX([.E2];2)&amp;&quot;*Z+&quot;&amp;[.F2]" office:value-type="string" office:string-value=",$00*Z+5" calcext:value-type="string">
            <text:p>,$00*Z+5</text:p>
          </table:table-cell>
          <table:table-cell/>
          <table:table-cell table:formula="of:=&quot;,$&quot;&amp;DEC2HEX([.G2];2)&amp;&quot;*Z+&quot;&amp;[.H2]" office:value-type="string" office:string-value=",$00*Z+6" calcext:value-type="string">
            <text:p>,$00*Z+6</text:p>
          </table:table-cell>
          <table:table-cell/>
          <table:table-cell table:formula="of:=&quot;,$&quot;&amp;DEC2HEX([.I2];2)&amp;&quot;*Z+&quot;&amp;[.J2]" office:value-type="string" office:string-value=",$00*Z+6" calcext:value-type="string">
            <text:p>,$00*Z+6</text:p>
          </table:table-cell>
          <table:table-cell/>
          <table:table-cell table:formula="of:=&quot;,$&quot;&amp;DEC2HEX([.K2];2)&amp;&quot;*Z+&quot;&amp;[.L2]" office:value-type="string" office:string-value=",$00*Z+6" calcext:value-type="string">
            <text:p>,$00*Z+6</text:p>
          </table:table-cell>
          <table:table-cell/>
          <table:table-cell table:formula="of:=&quot;,$&quot;&amp;DEC2HEX([.M2];2)&amp;&quot;*Z+&quot;&amp;[.N2]" office:value-type="string" office:string-value=",$02*Z+0" calcext:value-type="string">
            <text:p>,$02*Z+0</text:p>
          </table:table-cell>
          <table:table-cell/>
          <table:table-cell table:formula="of:=&quot;,$&quot;&amp;DEC2HEX([.O2];2)&amp;&quot;*Z+&quot;&amp;[.P2]" office:value-type="string" office:string-value=",$00*Z+3" calcext:value-type="string">
            <text:p>,$00*Z+3</text:p>
          </table:table-cell>
          <table:table-cell/>
          <table:table-cell table:formula="of:=&quot;,$&quot;&amp;DEC2HEX([.Q2];2)&amp;&quot;*Z+&quot;&amp;[.R2]" office:value-type="string" office:string-value=",$00*Z+4" calcext:value-type="string">
            <text:p>,$00*Z+4</text:p>
          </table:table-cell>
          <table:table-cell/>
          <table:table-cell table:formula="of:=&quot;,$&quot;&amp;DEC2HEX([.S2];2)&amp;&quot;*Z+&quot;&amp;[.T2]" office:value-type="string" office:string-value=",$00*Z+6" calcext:value-type="string">
            <text:p>,$00*Z+6</text:p>
          </table:table-cell>
          <table:table-cell/>
          <table:table-cell table:formula="of:=&quot;,$&quot;&amp;DEC2HEX([.U2];2)&amp;&quot;*Z+&quot;&amp;[.V2]" office:value-type="string" office:string-value=",$00*Z+6" calcext:value-type="string">
            <text:p>,$00*Z+6</text:p>
          </table:table-cell>
          <table:table-cell/>
          <table:table-cell table:formula="of:=&quot;,$&quot;&amp;DEC2HEX([.W2];2)&amp;&quot;*Z+&quot;&amp;[.X2]" office:value-type="string" office:string-value=",$00*Z+6" calcext:value-type="string">
            <text:p>,$00*Z+6</text:p>
          </table:table-cell>
          <table:table-cell/>
          <table:table-cell table:formula="of:=&quot;,$&quot;&amp;DEC2HEX([.Y2];2)&amp;&quot;*Z+&quot;&amp;[.Z2]" office:value-type="string" office:string-value=",$00*Z+6" calcext:value-type="string">
            <text:p>,$00*Z+6</text:p>
          </table:table-cell>
          <table:table-cell/>
          <table:table-cell table:formula="of:=&quot;,$&quot;&amp;DEC2HEX([.AA2];2)&amp;&quot;*Z+&quot;&amp;[.AB2]" office:value-type="string" office:string-value=",$00*Z+6" calcext:value-type="string">
            <text:p>,$00*Z+6</text:p>
          </table:table-cell>
          <table:table-cell/>
          <table:table-cell table:formula="of:=&quot;,$&quot;&amp;DEC2HEX([.AC2];2)&amp;&quot;*Z+&quot;&amp;[.AD2]" office:value-type="string" office:string-value=",$00*Z+6" calcext:value-type="string">
            <text:p>,$00*Z+6</text:p>
          </table:table-cell>
          <table:table-cell/>
          <table:table-cell table:formula="of:=&quot;,$&quot;&amp;DEC2HEX([.AE2];2)&amp;&quot;*Z+&quot;&amp;[.AF2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3];2)&amp;&quot;*Z+&quot;&amp;[.B3]" office:value-type="string" office:string-value="dc.b $02*Z+0" calcext:value-type="string">
            <text:p>dc.b $02*Z+0</text:p>
          </table:table-cell>
          <table:table-cell/>
          <table:table-cell table:formula="of:=&quot;,$&quot;&amp;DEC2HEX([.C3];2)&amp;&quot;*Z+&quot;&amp;[.D3]" office:value-type="string" office:string-value=",$00*Z+4" calcext:value-type="string">
            <text:p>,$00*Z+4</text:p>
          </table:table-cell>
          <table:table-cell/>
          <table:table-cell table:formula="of:=&quot;,$&quot;&amp;DEC2HEX([.E3];2)&amp;&quot;*Z+&quot;&amp;[.F3]" office:value-type="string" office:string-value=",$06*Z+4" calcext:value-type="string">
            <text:p>,$06*Z+4</text:p>
          </table:table-cell>
          <table:table-cell/>
          <table:table-cell table:formula="of:=&quot;,$&quot;&amp;DEC2HEX([.G3];2)&amp;&quot;*Z+&quot;&amp;[.H3]" office:value-type="string" office:string-value=",$03*Z+0" calcext:value-type="string">
            <text:p>,$03*Z+0</text:p>
          </table:table-cell>
          <table:table-cell/>
          <table:table-cell table:formula="of:=&quot;,$&quot;&amp;DEC2HEX([.I3];2)&amp;&quot;*Z+&quot;&amp;[.J3]" office:value-type="string" office:string-value=",$07*Z+6" calcext:value-type="string">
            <text:p>,$07*Z+6</text:p>
          </table:table-cell>
          <table:table-cell/>
          <table:table-cell table:formula="of:=&quot;,$&quot;&amp;DEC2HEX([.K3];2)&amp;&quot;*Z+&quot;&amp;[.L3]" office:value-type="string" office:string-value=",$00*Z+6" calcext:value-type="string">
            <text:p>,$00*Z+6</text:p>
          </table:table-cell>
          <table:table-cell/>
          <table:table-cell table:formula="of:=&quot;,$&quot;&amp;DEC2HEX([.M3];2)&amp;&quot;*Z+&quot;&amp;[.N3]" office:value-type="string" office:string-value=",$02*Z+0" calcext:value-type="string">
            <text:p>,$02*Z+0</text:p>
          </table:table-cell>
          <table:table-cell/>
          <table:table-cell table:formula="of:=&quot;,$&quot;&amp;DEC2HEX([.O3];2)&amp;&quot;*Z+&quot;&amp;[.P3]" office:value-type="string" office:string-value=",$00*Z+3" calcext:value-type="string">
            <text:p>,$00*Z+3</text:p>
          </table:table-cell>
          <table:table-cell/>
          <table:table-cell table:formula="of:=&quot;,$&quot;&amp;DEC2HEX([.Q3];2)&amp;&quot;*Z+&quot;&amp;[.R3]" office:value-type="string" office:string-value=",$0A*Z+3" calcext:value-type="string">
            <text:p>,$0A*Z+3</text:p>
          </table:table-cell>
          <table:table-cell/>
          <table:table-cell table:formula="of:=&quot;,$&quot;&amp;DEC2HEX([.S3];2)&amp;&quot;*Z+&quot;&amp;[.T3]" office:value-type="string" office:string-value=",$03*Z+0" calcext:value-type="string">
            <text:p>,$03*Z+0</text:p>
          </table:table-cell>
          <table:table-cell/>
          <table:table-cell table:formula="of:=&quot;,$&quot;&amp;DEC2HEX([.U3];2)&amp;&quot;*Z+&quot;&amp;[.V3]" office:value-type="string" office:string-value=",$03*Z+0" calcext:value-type="string">
            <text:p>,$03*Z+0</text:p>
          </table:table-cell>
          <table:table-cell/>
          <table:table-cell table:formula="of:=&quot;,$&quot;&amp;DEC2HEX([.W3];2)&amp;&quot;*Z+&quot;&amp;[.X3]" office:value-type="string" office:string-value=",$03*Z+0" calcext:value-type="string">
            <text:p>,$03*Z+0</text:p>
          </table:table-cell>
          <table:table-cell/>
          <table:table-cell table:formula="of:=&quot;,$&quot;&amp;DEC2HEX([.Y3];2)&amp;&quot;*Z+&quot;&amp;[.Z3]" office:value-type="string" office:string-value=",$03*Z+0" calcext:value-type="string">
            <text:p>,$03*Z+0</text:p>
          </table:table-cell>
          <table:table-cell/>
          <table:table-cell table:formula="of:=&quot;,$&quot;&amp;DEC2HEX([.AA3];2)&amp;&quot;*Z+&quot;&amp;[.AB3]" office:value-type="string" office:string-value=",$07*Z+7" calcext:value-type="string">
            <text:p>,$07*Z+7</text:p>
          </table:table-cell>
          <table:table-cell/>
          <table:table-cell table:formula="of:=&quot;,$&quot;&amp;DEC2HEX([.AC3];2)&amp;&quot;*Z+&quot;&amp;[.AD3]" office:value-type="string" office:string-value=",$00*Z+6" calcext:value-type="string">
            <text:p>,$00*Z+6</text:p>
          </table:table-cell>
          <table:table-cell/>
          <table:table-cell table:formula="of:=&quot;,$&quot;&amp;DEC2HEX([.AE3];2)&amp;&quot;*Z+&quot;&amp;[.AF3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4];2)&amp;&quot;*Z+&quot;&amp;[.B4]" office:value-type="string" office:string-value="dc.b $02*Z+0" calcext:value-type="string">
            <text:p>dc.b $02*Z+0</text:p>
          </table:table-cell>
          <table:table-cell/>
          <table:table-cell table:formula="of:=&quot;,$&quot;&amp;DEC2HEX([.C4];2)&amp;&quot;*Z+&quot;&amp;[.D4]" office:value-type="string" office:string-value=",$00*Z+3" calcext:value-type="string">
            <text:p>,$00*Z+3</text:p>
          </table:table-cell>
          <table:table-cell/>
          <table:table-cell table:formula="of:=&quot;,$&quot;&amp;DEC2HEX([.E4];2)&amp;&quot;*Z+&quot;&amp;[.F4]" office:value-type="string" office:string-value=",$05*Z+4" calcext:value-type="string">
            <text:p>,$05*Z+4</text:p>
          </table:table-cell>
          <table:table-cell/>
          <table:table-cell table:formula="of:=&quot;,$&quot;&amp;DEC2HEX([.G4];2)&amp;&quot;*Z+&quot;&amp;[.H4]" office:value-type="string" office:string-value=",$03*Z+0" calcext:value-type="string">
            <text:p>,$03*Z+0</text:p>
          </table:table-cell>
          <table:table-cell/>
          <table:table-cell table:formula="of:=&quot;,$&quot;&amp;DEC2HEX([.I4];2)&amp;&quot;*Z+&quot;&amp;[.J4]" office:value-type="string" office:string-value=",$02*Z+0" calcext:value-type="string">
            <text:p>,$02*Z+0</text:p>
          </table:table-cell>
          <table:table-cell/>
          <table:table-cell table:formula="of:=&quot;,$&quot;&amp;DEC2HEX([.K4];2)&amp;&quot;*Z+&quot;&amp;[.L4]" office:value-type="string" office:string-value=",$00*Z+0" calcext:value-type="string">
            <text:p>,$00*Z+0</text:p>
          </table:table-cell>
          <table:table-cell/>
          <table:table-cell table:formula="of:=&quot;,$&quot;&amp;DEC2HEX([.M4];2)&amp;&quot;*Z+&quot;&amp;[.N4]" office:value-type="string" office:string-value=",$02*Z+0" calcext:value-type="string">
            <text:p>,$02*Z+0</text:p>
          </table:table-cell>
          <table:table-cell/>
          <table:table-cell table:formula="of:=&quot;,$&quot;&amp;DEC2HEX([.O4];2)&amp;&quot;*Z+&quot;&amp;[.P4]" office:value-type="string" office:string-value=",$00*Z+2" calcext:value-type="string">
            <text:p>,$00*Z+2</text:p>
          </table:table-cell>
          <table:table-cell/>
          <table:table-cell table:formula="of:=&quot;,$&quot;&amp;DEC2HEX([.Q4];2)&amp;&quot;*Z+&quot;&amp;[.R4]" office:value-type="string" office:string-value=",$00*Z+2" calcext:value-type="string">
            <text:p>,$00*Z+2</text:p>
          </table:table-cell>
          <table:table-cell/>
          <table:table-cell table:formula="of:=&quot;,$&quot;&amp;DEC2HEX([.S4];2)&amp;&quot;*Z+&quot;&amp;[.T4]" office:value-type="string" office:string-value=",$00*Z+3" calcext:value-type="string">
            <text:p>,$00*Z+3</text:p>
          </table:table-cell>
          <table:table-cell/>
          <table:table-cell table:formula="of:=&quot;,$&quot;&amp;DEC2HEX([.U4];2)&amp;&quot;*Z+&quot;&amp;[.V4]" office:value-type="string" office:string-value=",$00*Z+4" calcext:value-type="string">
            <text:p>,$00*Z+4</text:p>
          </table:table-cell>
          <table:table-cell/>
          <table:table-cell table:formula="of:=&quot;,$&quot;&amp;DEC2HEX([.W4];2)&amp;&quot;*Z+&quot;&amp;[.X4]" office:value-type="string" office:string-value=",$00*Z+4" calcext:value-type="string">
            <text:p>,$00*Z+4</text:p>
          </table:table-cell>
          <table:table-cell/>
          <table:table-cell table:formula="of:=&quot;,$&quot;&amp;DEC2HEX([.Y4];2)&amp;&quot;*Z+&quot;&amp;[.Z4]" office:value-type="string" office:string-value=",$00*Z+5" calcext:value-type="string">
            <text:p>,$00*Z+5</text:p>
          </table:table-cell>
          <table:table-cell/>
          <table:table-cell table:formula="of:=&quot;,$&quot;&amp;DEC2HEX([.AA4];2)&amp;&quot;*Z+&quot;&amp;[.AB4]" office:value-type="string" office:string-value=",$02*Z+0" calcext:value-type="string">
            <text:p>,$02*Z+0</text:p>
          </table:table-cell>
          <table:table-cell/>
          <table:table-cell table:formula="of:=&quot;,$&quot;&amp;DEC2HEX([.AC4];2)&amp;&quot;*Z+&quot;&amp;[.AD4]" office:value-type="string" office:string-value=",$00*Z+7" calcext:value-type="string">
            <text:p>,$00*Z+7</text:p>
          </table:table-cell>
          <table:table-cell/>
          <table:table-cell table:formula="of:=&quot;,$&quot;&amp;DEC2HEX([.AE4];2)&amp;&quot;*Z+&quot;&amp;[.AF4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5];2)&amp;&quot;*Z+&quot;&amp;[.B5]" office:value-type="string" office:string-value="dc.b $02*Z+0" calcext:value-type="string">
            <text:p>dc.b $02*Z+0</text:p>
          </table:table-cell>
          <table:table-cell/>
          <table:table-cell table:formula="of:=&quot;,$&quot;&amp;DEC2HEX([.C5];2)&amp;&quot;*Z+&quot;&amp;[.D5]" office:value-type="string" office:string-value=",$07*Z+3" calcext:value-type="string">
            <text:p>,$07*Z+3</text:p>
          </table:table-cell>
          <table:table-cell/>
          <table:table-cell table:formula="of:=&quot;,$&quot;&amp;DEC2HEX([.E5];2)&amp;&quot;*Z+&quot;&amp;[.F5]" office:value-type="string" office:string-value=",$00*Z+3" calcext:value-type="string">
            <text:p>,$00*Z+3</text:p>
          </table:table-cell>
          <table:table-cell/>
          <table:table-cell table:formula="of:=&quot;,$&quot;&amp;DEC2HEX([.G5];2)&amp;&quot;*Z+&quot;&amp;[.H5]" office:value-type="string" office:string-value=",$05*Z+4" calcext:value-type="string">
            <text:p>,$05*Z+4</text:p>
          </table:table-cell>
          <table:table-cell/>
          <table:table-cell table:formula="of:=&quot;,$&quot;&amp;DEC2HEX([.I5];2)&amp;&quot;*Z+&quot;&amp;[.J5]" office:value-type="string" office:string-value=",$02*Z+0" calcext:value-type="string">
            <text:p>,$02*Z+0</text:p>
          </table:table-cell>
          <table:table-cell/>
          <table:table-cell table:formula="of:=&quot;,$&quot;&amp;DEC2HEX([.K5];2)&amp;&quot;*Z+&quot;&amp;[.L5]" office:value-type="string" office:string-value=",$00*Z+0" calcext:value-type="string">
            <text:p>,$00*Z+0</text:p>
          </table:table-cell>
          <table:table-cell/>
          <table:table-cell table:formula="of:=&quot;,$&quot;&amp;DEC2HEX([.M5];2)&amp;&quot;*Z+&quot;&amp;[.N5]" office:value-type="string" office:string-value=",$05*Z+0" calcext:value-type="string">
            <text:p>,$05*Z+0</text:p>
          </table:table-cell>
          <table:table-cell/>
          <table:table-cell table:formula="of:=&quot;,$&quot;&amp;DEC2HEX([.O5];2)&amp;&quot;*Z+&quot;&amp;[.P5]" office:value-type="string" office:string-value=",$03*Z+0" calcext:value-type="string">
            <text:p>,$03*Z+0</text:p>
          </table:table-cell>
          <table:table-cell/>
          <table:table-cell table:formula="of:=&quot;,$&quot;&amp;DEC2HEX([.Q5];2)&amp;&quot;*Z+&quot;&amp;[.R5]" office:value-type="string" office:string-value=",$03*Z+0" calcext:value-type="string">
            <text:p>,$03*Z+0</text:p>
          </table:table-cell>
          <table:table-cell/>
          <table:table-cell table:formula="of:=&quot;,$&quot;&amp;DEC2HEX([.S5];2)&amp;&quot;*Z+&quot;&amp;[.T5]" office:value-type="string" office:string-value=",$03*Z+0" calcext:value-type="string">
            <text:p>,$03*Z+0</text:p>
          </table:table-cell>
          <table:table-cell/>
          <table:table-cell table:formula="of:=&quot;,$&quot;&amp;DEC2HEX([.U5];2)&amp;&quot;*Z+&quot;&amp;[.V5]" office:value-type="string" office:string-value=",$07*Z+3" calcext:value-type="string">
            <text:p>,$07*Z+3</text:p>
          </table:table-cell>
          <table:table-cell/>
          <table:table-cell table:formula="of:=&quot;,$&quot;&amp;DEC2HEX([.W5];2)&amp;&quot;*Z+&quot;&amp;[.X5]" office:value-type="string" office:string-value=",$00*Z+4" calcext:value-type="string">
            <text:p>,$00*Z+4</text:p>
          </table:table-cell>
          <table:table-cell/>
          <table:table-cell table:formula="of:=&quot;,$&quot;&amp;DEC2HEX([.Y5];2)&amp;&quot;*Z+&quot;&amp;[.Z5]" office:value-type="string" office:string-value=",$00*Z+5" calcext:value-type="string">
            <text:p>,$00*Z+5</text:p>
          </table:table-cell>
          <table:table-cell/>
          <table:table-cell table:formula="of:=&quot;,$&quot;&amp;DEC2HEX([.AA5];2)&amp;&quot;*Z+&quot;&amp;[.AB5]" office:value-type="string" office:string-value=",$02*Z+0" calcext:value-type="string">
            <text:p>,$02*Z+0</text:p>
          </table:table-cell>
          <table:table-cell/>
          <table:table-cell table:formula="of:=&quot;,$&quot;&amp;DEC2HEX([.AC5];2)&amp;&quot;*Z+&quot;&amp;[.AD5]" office:value-type="string" office:string-value=",$00*Z+7" calcext:value-type="string">
            <text:p>,$00*Z+7</text:p>
          </table:table-cell>
          <table:table-cell/>
          <table:table-cell table:formula="of:=&quot;,$&quot;&amp;DEC2HEX([.AE5];2)&amp;&quot;*Z+&quot;&amp;[.AF5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6];2)&amp;&quot;*Z+&quot;&amp;[.B6]" office:value-type="string" office:string-value="dc.b $02*Z+0" calcext:value-type="string">
            <text:p>dc.b $02*Z+0</text:p>
          </table:table-cell>
          <table:table-cell/>
          <table:table-cell table:formula="of:=&quot;,$&quot;&amp;DEC2HEX([.C6];2)&amp;&quot;*Z+&quot;&amp;[.D6]" office:value-type="string" office:string-value=",$03*Z+0" calcext:value-type="string">
            <text:p>,$03*Z+0</text:p>
          </table:table-cell>
          <table:table-cell/>
          <table:table-cell table:formula="of:=&quot;,$&quot;&amp;DEC2HEX([.E6];2)&amp;&quot;*Z+&quot;&amp;[.F6]" office:value-type="string" office:string-value=",$07*Z+3" calcext:value-type="string">
            <text:p>,$07*Z+3</text:p>
          </table:table-cell>
          <table:table-cell/>
          <table:table-cell table:formula="of:=&quot;,$&quot;&amp;DEC2HEX([.G6];2)&amp;&quot;*Z+&quot;&amp;[.H6]" office:value-type="string" office:string-value=",$00*Z+4" calcext:value-type="string">
            <text:p>,$00*Z+4</text:p>
          </table:table-cell>
          <table:table-cell/>
          <table:table-cell table:formula="of:=&quot;,$&quot;&amp;DEC2HEX([.I6];2)&amp;&quot;*Z+&quot;&amp;[.J6]" office:value-type="string" office:string-value=",$05*Z+4" calcext:value-type="string">
            <text:p>,$05*Z+4</text:p>
          </table:table-cell>
          <table:table-cell/>
          <table:table-cell table:formula="of:=&quot;,$&quot;&amp;DEC2HEX([.K6];2)&amp;&quot;*Z+&quot;&amp;[.L6]" office:value-type="string" office:string-value=",$07*Z+7" calcext:value-type="string">
            <text:p>,$07*Z+7</text:p>
          </table:table-cell>
          <table:table-cell/>
          <table:table-cell table:formula="of:=&quot;,$&quot;&amp;DEC2HEX([.M6];2)&amp;&quot;*Z+&quot;&amp;[.N6]" office:value-type="string" office:string-value=",$00*Z+0" calcext:value-type="string">
            <text:p>,$00*Z+0</text:p>
          </table:table-cell>
          <table:table-cell/>
          <table:table-cell table:formula="of:=&quot;,$&quot;&amp;DEC2HEX([.O6];2)&amp;&quot;*Z+&quot;&amp;[.P6]" office:value-type="string" office:string-value=",$00*Z+6" calcext:value-type="string">
            <text:p>,$00*Z+6</text:p>
          </table:table-cell>
          <table:table-cell/>
          <table:table-cell table:formula="of:=&quot;,$&quot;&amp;DEC2HEX([.Q6];2)&amp;&quot;*Z+&quot;&amp;[.R6]" office:value-type="string" office:string-value=",$02*Z+0" calcext:value-type="string">
            <text:p>,$02*Z+0</text:p>
          </table:table-cell>
          <table:table-cell/>
          <table:table-cell table:formula="of:=&quot;,$&quot;&amp;DEC2HEX([.S6];2)&amp;&quot;*Z+&quot;&amp;[.T6]" office:value-type="string" office:string-value=",$02*Z+0" calcext:value-type="string">
            <text:p>,$02*Z+0</text:p>
          </table:table-cell>
          <table:table-cell/>
          <table:table-cell table:formula="of:=&quot;,$&quot;&amp;DEC2HEX([.U6];2)&amp;&quot;*Z+&quot;&amp;[.V6]" office:value-type="string" office:string-value=",$04*Z+4" calcext:value-type="string">
            <text:p>,$04*Z+4</text:p>
          </table:table-cell>
          <table:table-cell/>
          <table:table-cell table:formula="of:=&quot;,$&quot;&amp;DEC2HEX([.W6];2)&amp;&quot;*Z+&quot;&amp;[.X6]" office:value-type="string" office:string-value=",$00*Z+5" calcext:value-type="string">
            <text:p>,$00*Z+5</text:p>
          </table:table-cell>
          <table:table-cell/>
          <table:table-cell table:formula="of:=&quot;,$&quot;&amp;DEC2HEX([.Y6];2)&amp;&quot;*Z+&quot;&amp;[.Z6]" office:value-type="string" office:string-value=",$00*Z+6" calcext:value-type="string">
            <text:p>,$00*Z+6</text:p>
          </table:table-cell>
          <table:table-cell/>
          <table:table-cell table:formula="of:=&quot;,$&quot;&amp;DEC2HEX([.AA6];2)&amp;&quot;*Z+&quot;&amp;[.AB6]" office:value-type="string" office:string-value=",$02*Z+0" calcext:value-type="string">
            <text:p>,$02*Z+0</text:p>
          </table:table-cell>
          <table:table-cell/>
          <table:table-cell table:formula="of:=&quot;,$&quot;&amp;DEC2HEX([.AC6];2)&amp;&quot;*Z+&quot;&amp;[.AD6]" office:value-type="string" office:string-value=",$00*Z+1" calcext:value-type="string">
            <text:p>,$00*Z+1</text:p>
          </table:table-cell>
          <table:table-cell/>
          <table:table-cell table:formula="of:=&quot;,$&quot;&amp;DEC2HEX([.AE6];2)&amp;&quot;*Z+&quot;&amp;[.AF6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7];2)&amp;&quot;*Z+&quot;&amp;[.B7]" office:value-type="string" office:string-value="dc.b $02*Z+0" calcext:value-type="string">
            <text:p>dc.b $02*Z+0</text:p>
          </table:table-cell>
          <table:table-cell/>
          <table:table-cell table:formula="of:=&quot;,$&quot;&amp;DEC2HEX([.C7];2)&amp;&quot;*Z+&quot;&amp;[.D7]" office:value-type="string" office:string-value=",$03*Z+0" calcext:value-type="string">
            <text:p>,$03*Z+0</text:p>
          </table:table-cell>
          <table:table-cell/>
          <table:table-cell table:formula="of:=&quot;,$&quot;&amp;DEC2HEX([.E7];2)&amp;&quot;*Z+&quot;&amp;[.F7]" office:value-type="string" office:string-value=",$03*Z+0" calcext:value-type="string">
            <text:p>,$03*Z+0</text:p>
          </table:table-cell>
          <table:table-cell/>
          <table:table-cell table:formula="of:=&quot;,$&quot;&amp;DEC2HEX([.G7];2)&amp;&quot;*Z+&quot;&amp;[.H7]" office:value-type="string" office:string-value=",$08*Z+5" calcext:value-type="string">
            <text:p>,$08*Z+5</text:p>
          </table:table-cell>
          <table:table-cell/>
          <table:table-cell table:formula="of:=&quot;,$&quot;&amp;DEC2HEX([.I7];2)&amp;&quot;*Z+&quot;&amp;[.J7]" office:value-type="string" office:string-value=",$00*Z+5" calcext:value-type="string">
            <text:p>,$00*Z+5</text:p>
          </table:table-cell>
          <table:table-cell/>
          <table:table-cell table:formula="of:=&quot;,$&quot;&amp;DEC2HEX([.K7];2)&amp;&quot;*Z+&quot;&amp;[.L7]" office:value-type="string" office:string-value=",$05*Z+5" calcext:value-type="string">
            <text:p>,$05*Z+5</text:p>
          </table:table-cell>
          <table:table-cell/>
          <table:table-cell table:formula="of:=&quot;,$&quot;&amp;DEC2HEX([.M7];2)&amp;&quot;*Z+&quot;&amp;[.N7]" office:value-type="string" office:string-value=",$07*Z+7" calcext:value-type="string">
            <text:p>,$07*Z+7</text:p>
          </table:table-cell>
          <table:table-cell/>
          <table:table-cell table:formula="of:=&quot;,$&quot;&amp;DEC2HEX([.O7];2)&amp;&quot;*Z+&quot;&amp;[.P7]" office:value-type="string" office:string-value=",$00*Z+7" calcext:value-type="string">
            <text:p>,$00*Z+7</text:p>
          </table:table-cell>
          <table:table-cell/>
          <table:table-cell table:formula="of:=&quot;,$&quot;&amp;DEC2HEX([.Q7];2)&amp;&quot;*Z+&quot;&amp;[.R7]" office:value-type="string" office:string-value=",$02*Z+0" calcext:value-type="string">
            <text:p>,$02*Z+0</text:p>
          </table:table-cell>
          <table:table-cell/>
          <table:table-cell table:formula="of:=&quot;,$&quot;&amp;DEC2HEX([.S7];2)&amp;&quot;*Z+&quot;&amp;[.T7]" office:value-type="string" office:string-value=",$02*Z+0" calcext:value-type="string">
            <text:p>,$02*Z+0</text:p>
          </table:table-cell>
          <table:table-cell/>
          <table:table-cell table:formula="of:=&quot;,$&quot;&amp;DEC2HEX([.U7];2)&amp;&quot;*Z+&quot;&amp;[.V7]" office:value-type="string" office:string-value=",$00*Z+5" calcext:value-type="string">
            <text:p>,$00*Z+5</text:p>
          </table:table-cell>
          <table:table-cell/>
          <table:table-cell table:formula="of:=&quot;,$&quot;&amp;DEC2HEX([.W7];2)&amp;&quot;*Z+&quot;&amp;[.X7]" office:value-type="string" office:string-value=",$00*Z+5" calcext:value-type="string">
            <text:p>,$00*Z+5</text:p>
          </table:table-cell>
          <table:table-cell/>
          <table:table-cell table:formula="of:=&quot;,$&quot;&amp;DEC2HEX([.Y7];2)&amp;&quot;*Z+&quot;&amp;[.Z7]" office:value-type="string" office:string-value=",$06*Z+6" calcext:value-type="string">
            <text:p>,$06*Z+6</text:p>
          </table:table-cell>
          <table:table-cell/>
          <table:table-cell table:formula="of:=&quot;,$&quot;&amp;DEC2HEX([.AA7];2)&amp;&quot;*Z+&quot;&amp;[.AB7]" office:value-type="string" office:string-value=",$04*Z+1" calcext:value-type="string">
            <text:p>,$04*Z+1</text:p>
          </table:table-cell>
          <table:table-cell/>
          <table:table-cell table:formula="of:=&quot;,$&quot;&amp;DEC2HEX([.AC7];2)&amp;&quot;*Z+&quot;&amp;[.AD7]" office:value-type="string" office:string-value=",$00*Z+0" calcext:value-type="string">
            <text:p>,$00*Z+0</text:p>
          </table:table-cell>
          <table:table-cell/>
          <table:table-cell table:formula="of:=&quot;,$&quot;&amp;DEC2HEX([.AE7];2)&amp;&quot;*Z+&quot;&amp;[.AF7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8];2)&amp;&quot;*Z+&quot;&amp;[.B8]" office:value-type="string" office:string-value="dc.b $02*Z+0" calcext:value-type="string">
            <text:p>dc.b $02*Z+0</text:p>
          </table:table-cell>
          <table:table-cell/>
          <table:table-cell table:formula="of:=&quot;,$&quot;&amp;DEC2HEX([.C8];2)&amp;&quot;*Z+&quot;&amp;[.D8]" office:value-type="string" office:string-value=",$00*Z+4" calcext:value-type="string">
            <text:p>,$00*Z+4</text:p>
          </table:table-cell>
          <table:table-cell/>
          <table:table-cell table:formula="of:=&quot;,$&quot;&amp;DEC2HEX([.E8];2)&amp;&quot;*Z+&quot;&amp;[.F8]" office:value-type="string" office:string-value=",$00*Z+5" calcext:value-type="string">
            <text:p>,$00*Z+5</text:p>
          </table:table-cell>
          <table:table-cell/>
          <table:table-cell table:formula="of:=&quot;,$&quot;&amp;DEC2HEX([.G8];2)&amp;&quot;*Z+&quot;&amp;[.H8]" office:value-type="string" office:string-value=",$00*Z+6" calcext:value-type="string">
            <text:p>,$00*Z+6</text:p>
          </table:table-cell>
          <table:table-cell/>
          <table:table-cell table:formula="of:=&quot;,$&quot;&amp;DEC2HEX([.I8];2)&amp;&quot;*Z+&quot;&amp;[.J8]" office:value-type="string" office:string-value=",$00*Z+6" calcext:value-type="string">
            <text:p>,$00*Z+6</text:p>
          </table:table-cell>
          <table:table-cell/>
          <table:table-cell table:formula="of:=&quot;,$&quot;&amp;DEC2HEX([.K8];2)&amp;&quot;*Z+&quot;&amp;[.L8]" office:value-type="string" office:string-value=",$00*Z+6" calcext:value-type="string">
            <text:p>,$00*Z+6</text:p>
          </table:table-cell>
          <table:table-cell/>
          <table:table-cell table:formula="of:=&quot;,$&quot;&amp;DEC2HEX([.M8];2)&amp;&quot;*Z+&quot;&amp;[.N8]" office:value-type="string" office:string-value=",$02*Z+0" calcext:value-type="string">
            <text:p>,$02*Z+0</text:p>
          </table:table-cell>
          <table:table-cell/>
          <table:table-cell table:formula="of:=&quot;,$&quot;&amp;DEC2HEX([.O8];2)&amp;&quot;*Z+&quot;&amp;[.P8]" office:value-type="string" office:string-value=",$00*Z+0" calcext:value-type="string">
            <text:p>,$00*Z+0</text:p>
          </table:table-cell>
          <table:table-cell/>
          <table:table-cell table:formula="of:=&quot;,$&quot;&amp;DEC2HEX([.Q8];2)&amp;&quot;*Z+&quot;&amp;[.R8]" office:value-type="string" office:string-value=",$05*Z+0" calcext:value-type="string">
            <text:p>,$05*Z+0</text:p>
          </table:table-cell>
          <table:table-cell/>
          <table:table-cell table:formula="of:=&quot;,$&quot;&amp;DEC2HEX([.S8];2)&amp;&quot;*Z+&quot;&amp;[.T8]" office:value-type="string" office:string-value=",$04*Z+0" calcext:value-type="string">
            <text:p>,$04*Z+0</text:p>
          </table:table-cell>
          <table:table-cell/>
          <table:table-cell table:formula="of:=&quot;,$&quot;&amp;DEC2HEX([.U8];2)&amp;&quot;*Z+&quot;&amp;[.V8]" office:value-type="string" office:string-value=",$00*Z+6" calcext:value-type="string">
            <text:p>,$00*Z+6</text:p>
          </table:table-cell>
          <table:table-cell/>
          <table:table-cell table:formula="of:=&quot;,$&quot;&amp;DEC2HEX([.W8];2)&amp;&quot;*Z+&quot;&amp;[.X8]" office:value-type="string" office:string-value=",$00*Z+6" calcext:value-type="string">
            <text:p>,$00*Z+6</text:p>
          </table:table-cell>
          <table:table-cell/>
          <table:table-cell table:formula="of:=&quot;,$&quot;&amp;DEC2HEX([.Y8];2)&amp;&quot;*Z+&quot;&amp;[.Z8]" office:value-type="string" office:string-value=",$02*Z+0" calcext:value-type="string">
            <text:p>,$02*Z+0</text:p>
          </table:table-cell>
          <table:table-cell/>
          <table:table-cell table:formula="of:=&quot;,$&quot;&amp;DEC2HEX([.AA8];2)&amp;&quot;*Z+&quot;&amp;[.AB8]" office:value-type="string" office:string-value=",$00*Z+1" calcext:value-type="string">
            <text:p>,$00*Z+1</text:p>
          </table:table-cell>
          <table:table-cell/>
          <table:table-cell table:formula="of:=&quot;,$&quot;&amp;DEC2HEX([.AC8];2)&amp;&quot;*Z+&quot;&amp;[.AD8]" office:value-type="string" office:string-value=",$00*Z+0" calcext:value-type="string">
            <text:p>,$00*Z+0</text:p>
          </table:table-cell>
          <table:table-cell/>
          <table:table-cell table:formula="of:=&quot;,$&quot;&amp;DEC2HEX([.AE8];2)&amp;&quot;*Z+&quot;&amp;[.AF8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9];2)&amp;&quot;*Z+&quot;&amp;[.B9]" office:value-type="string" office:string-value="dc.b $02*Z+3" calcext:value-type="string">
            <text:p>dc.b $02*Z+3</text:p>
          </table:table-cell>
          <table:table-cell/>
          <table:table-cell table:formula="of:=&quot;,$&quot;&amp;DEC2HEX([.C9];2)&amp;&quot;*Z+&quot;&amp;[.D9]" office:value-type="string" office:string-value=",$00*Z+3" calcext:value-type="string">
            <text:p>,$00*Z+3</text:p>
          </table:table-cell>
          <table:table-cell/>
          <table:table-cell table:formula="of:=&quot;,$&quot;&amp;DEC2HEX([.E9];2)&amp;&quot;*Z+&quot;&amp;[.F9]" office:value-type="string" office:string-value=",$00*Z+4" calcext:value-type="string">
            <text:p>,$00*Z+4</text:p>
          </table:table-cell>
          <table:table-cell/>
          <table:table-cell table:formula="of:=&quot;,$&quot;&amp;DEC2HEX([.G9];2)&amp;&quot;*Z+&quot;&amp;[.H9]" office:value-type="string" office:string-value=",$06*Z+0" calcext:value-type="string">
            <text:p>,$06*Z+0</text:p>
          </table:table-cell>
          <table:table-cell/>
          <table:table-cell table:formula="of:=&quot;,$&quot;&amp;DEC2HEX([.I9];2)&amp;&quot;*Z+&quot;&amp;[.J9]" office:value-type="string" office:string-value=",$03*Z+0" calcext:value-type="string">
            <text:p>,$03*Z+0</text:p>
          </table:table-cell>
          <table:table-cell/>
          <table:table-cell table:formula="of:=&quot;,$&quot;&amp;DEC2HEX([.K9];2)&amp;&quot;*Z+&quot;&amp;[.L9]" office:value-type="string" office:string-value=",$03*Z+0" calcext:value-type="string">
            <text:p>,$03*Z+0</text:p>
          </table:table-cell>
          <table:table-cell/>
          <table:table-cell table:formula="of:=&quot;,$&quot;&amp;DEC2HEX([.M9];2)&amp;&quot;*Z+&quot;&amp;[.N9]" office:value-type="string" office:string-value=",$02*Z+0" calcext:value-type="string">
            <text:p>,$02*Z+0</text:p>
          </table:table-cell>
          <table:table-cell/>
          <table:table-cell table:formula="of:=&quot;,$&quot;&amp;DEC2HEX([.O9];2)&amp;&quot;*Z+&quot;&amp;[.P9]" office:value-type="string" office:string-value=",$00*Z+0" calcext:value-type="string">
            <text:p>,$00*Z+0</text:p>
          </table:table-cell>
          <table:table-cell/>
          <table:table-cell table:formula="of:=&quot;,$&quot;&amp;DEC2HEX([.Q9];2)&amp;&quot;*Z+&quot;&amp;[.R9]" office:value-type="string" office:string-value=",$00*Z+7" calcext:value-type="string">
            <text:p>,$00*Z+7</text:p>
          </table:table-cell>
          <table:table-cell/>
          <table:table-cell table:formula="of:=&quot;,$&quot;&amp;DEC2HEX([.S9];2)&amp;&quot;*Z+&quot;&amp;[.T9]" office:value-type="string" office:string-value=",$00*Z+6" calcext:value-type="string">
            <text:p>,$00*Z+6</text:p>
          </table:table-cell>
          <table:table-cell/>
          <table:table-cell table:formula="of:=&quot;,$&quot;&amp;DEC2HEX([.U9];2)&amp;&quot;*Z+&quot;&amp;[.V9]" office:value-type="string" office:string-value=",$00*Z+6" calcext:value-type="string">
            <text:p>,$00*Z+6</text:p>
          </table:table-cell>
          <table:table-cell/>
          <table:table-cell table:formula="of:=&quot;,$&quot;&amp;DEC2HEX([.W9];2)&amp;&quot;*Z+&quot;&amp;[.X9]" office:value-type="string" office:string-value=",$00*Z+6" calcext:value-type="string">
            <text:p>,$00*Z+6</text:p>
          </table:table-cell>
          <table:table-cell/>
          <table:table-cell table:formula="of:=&quot;,$&quot;&amp;DEC2HEX([.Y9];2)&amp;&quot;*Z+&quot;&amp;[.Z9]" office:value-type="string" office:string-value=",$02*Z+0" calcext:value-type="string">
            <text:p>,$02*Z+0</text:p>
          </table:table-cell>
          <table:table-cell/>
          <table:table-cell table:formula="of:=&quot;,$&quot;&amp;DEC2HEX([.AA9];2)&amp;&quot;*Z+&quot;&amp;[.AB9]" office:value-type="string" office:string-value=",$0C*Z+1" calcext:value-type="string">
            <text:p>,$0C*Z+1</text:p>
          </table:table-cell>
          <table:table-cell/>
          <table:table-cell table:formula="of:=&quot;,$&quot;&amp;DEC2HEX([.AC9];2)&amp;&quot;*Z+&quot;&amp;[.AD9]" office:value-type="string" office:string-value=",$0C*Z+0" calcext:value-type="string">
            <text:p>,$0C*Z+0</text:p>
          </table:table-cell>
          <table:table-cell/>
          <table:table-cell table:formula="of:=&quot;,$&quot;&amp;DEC2HEX([.AE9];2)&amp;&quot;*Z+&quot;&amp;[.AF9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10];2)&amp;&quot;*Z+&quot;&amp;[.B10]" office:value-type="string" office:string-value="dc.b $02*Z+2" calcext:value-type="string">
            <text:p>dc.b $02*Z+2</text:p>
          </table:table-cell>
          <table:table-cell/>
          <table:table-cell table:formula="of:=&quot;,$&quot;&amp;DEC2HEX([.C10];2)&amp;&quot;*Z+&quot;&amp;[.D10]" office:value-type="string" office:string-value=",$00*Z+3" calcext:value-type="string">
            <text:p>,$00*Z+3</text:p>
          </table:table-cell>
          <table:table-cell/>
          <table:table-cell table:formula="of:=&quot;,$&quot;&amp;DEC2HEX([.E10];2)&amp;&quot;*Z+&quot;&amp;[.F10]" office:value-type="string" office:string-value=",$00*Z+3" calcext:value-type="string">
            <text:p>,$00*Z+3</text:p>
          </table:table-cell>
          <table:table-cell/>
          <table:table-cell table:formula="of:=&quot;,$&quot;&amp;DEC2HEX([.G10];2)&amp;&quot;*Z+&quot;&amp;[.H10]" office:value-type="string" office:string-value=",$05*Z+3" calcext:value-type="string">
            <text:p>,$05*Z+3</text:p>
          </table:table-cell>
          <table:table-cell/>
          <table:table-cell table:formula="of:=&quot;,$&quot;&amp;DEC2HEX([.I10];2)&amp;&quot;*Z+&quot;&amp;[.J10]" office:value-type="string" office:string-value=",$03*Z+0" calcext:value-type="string">
            <text:p>,$03*Z+0</text:p>
          </table:table-cell>
          <table:table-cell/>
          <table:table-cell table:formula="of:=&quot;,$&quot;&amp;DEC2HEX([.K10];2)&amp;&quot;*Z+&quot;&amp;[.L10]" office:value-type="string" office:string-value=",$03*Z+0" calcext:value-type="string">
            <text:p>,$03*Z+0</text:p>
          </table:table-cell>
          <table:table-cell/>
          <table:table-cell table:formula="of:=&quot;,$&quot;&amp;DEC2HEX([.M10];2)&amp;&quot;*Z+&quot;&amp;[.N10]" office:value-type="string" office:string-value=",$03*Z+0" calcext:value-type="string">
            <text:p>,$03*Z+0</text:p>
          </table:table-cell>
          <table:table-cell/>
          <table:table-cell table:formula="of:=&quot;,$&quot;&amp;DEC2HEX([.O10];2)&amp;&quot;*Z+&quot;&amp;[.P10]" office:value-type="string" office:string-value=",$03*Z+0" calcext:value-type="string">
            <text:p>,$03*Z+0</text:p>
          </table:table-cell>
          <table:table-cell/>
          <table:table-cell table:formula="of:=&quot;,$&quot;&amp;DEC2HEX([.Q10];2)&amp;&quot;*Z+&quot;&amp;[.R10]" office:value-type="string" office:string-value=",$03*Z+0" calcext:value-type="string">
            <text:p>,$03*Z+0</text:p>
          </table:table-cell>
          <table:table-cell/>
          <table:table-cell table:formula="of:=&quot;,$&quot;&amp;DEC2HEX([.S10];2)&amp;&quot;*Z+&quot;&amp;[.T10]" office:value-type="string" office:string-value=",$03*Z+0" calcext:value-type="string">
            <text:p>,$03*Z+0</text:p>
          </table:table-cell>
          <table:table-cell/>
          <table:table-cell table:formula="of:=&quot;,$&quot;&amp;DEC2HEX([.U10];2)&amp;&quot;*Z+&quot;&amp;[.V10]" office:value-type="string" office:string-value=",$03*Z+0" calcext:value-type="string">
            <text:p>,$03*Z+0</text:p>
          </table:table-cell>
          <table:table-cell/>
          <table:table-cell table:formula="of:=&quot;,$&quot;&amp;DEC2HEX([.W10];2)&amp;&quot;*Z+&quot;&amp;[.X10]" office:value-type="string" office:string-value=",$03*Z+0" calcext:value-type="string">
            <text:p>,$03*Z+0</text:p>
          </table:table-cell>
          <table:table-cell/>
          <table:table-cell table:formula="of:=&quot;,$&quot;&amp;DEC2HEX([.Y10];2)&amp;&quot;*Z+&quot;&amp;[.Z10]" office:value-type="string" office:string-value=",$04*Z+1" calcext:value-type="string">
            <text:p>,$04*Z+1</text:p>
          </table:table-cell>
          <table:table-cell/>
          <table:table-cell table:formula="of:=&quot;,$&quot;&amp;DEC2HEX([.AA10];2)&amp;&quot;*Z+&quot;&amp;[.AB10]" office:value-type="string" office:string-value=",$00*Z+0" calcext:value-type="string">
            <text:p>,$00*Z+0</text:p>
          </table:table-cell>
          <table:table-cell/>
          <table:table-cell table:formula="of:=&quot;,$&quot;&amp;DEC2HEX([.AC10];2)&amp;&quot;*Z+&quot;&amp;[.AD10]" office:value-type="string" office:string-value=",$00*Z+0" calcext:value-type="string">
            <text:p>,$00*Z+0</text:p>
          </table:table-cell>
          <table:table-cell/>
          <table:table-cell table:formula="of:=&quot;,$&quot;&amp;DEC2HEX([.AE10];2)&amp;&quot;*Z+&quot;&amp;[.AF10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11];2)&amp;&quot;*Z+&quot;&amp;[.B11]" office:value-type="string" office:string-value="dc.b $02*Z+2" calcext:value-type="string">
            <text:p>dc.b $02*Z+2</text:p>
          </table:table-cell>
          <table:table-cell/>
          <table:table-cell table:formula="of:=&quot;,$&quot;&amp;DEC2HEX([.C11];2)&amp;&quot;*Z+&quot;&amp;[.D11]" office:value-type="string" office:string-value=",$00*Z+2" calcext:value-type="string">
            <text:p>,$00*Z+2</text:p>
          </table:table-cell>
          <table:table-cell/>
          <table:table-cell table:formula="of:=&quot;,$&quot;&amp;DEC2HEX([.E11];2)&amp;&quot;*Z+&quot;&amp;[.F11]" office:value-type="string" office:string-value=",$00*Z+2" calcext:value-type="string">
            <text:p>,$00*Z+2</text:p>
          </table:table-cell>
          <table:table-cell/>
          <table:table-cell table:formula="of:=&quot;,$&quot;&amp;DEC2HEX([.G11];2)&amp;&quot;*Z+&quot;&amp;[.H11]" office:value-type="string" office:string-value=",$00*Z+2" calcext:value-type="string">
            <text:p>,$00*Z+2</text:p>
          </table:table-cell>
          <table:table-cell/>
          <table:table-cell table:formula="of:=&quot;,$&quot;&amp;DEC2HEX([.I11];2)&amp;&quot;*Z+&quot;&amp;[.J11]" office:value-type="string" office:string-value=",$00*Z+2" calcext:value-type="string">
            <text:p>,$00*Z+2</text:p>
          </table:table-cell>
          <table:table-cell/>
          <table:table-cell table:formula="of:=&quot;,$&quot;&amp;DEC2HEX([.K11];2)&amp;&quot;*Z+&quot;&amp;[.L11]" office:value-type="string" office:string-value=",$00*Z+2" calcext:value-type="string">
            <text:p>,$00*Z+2</text:p>
          </table:table-cell>
          <table:table-cell/>
          <table:table-cell table:formula="of:=&quot;,$&quot;&amp;DEC2HEX([.M11];2)&amp;&quot;*Z+&quot;&amp;[.N11]" office:value-type="string" office:string-value=",$00*Z+2" calcext:value-type="string">
            <text:p>,$00*Z+2</text:p>
          </table:table-cell>
          <table:table-cell/>
          <table:table-cell table:formula="of:=&quot;,$&quot;&amp;DEC2HEX([.O11];2)&amp;&quot;*Z+&quot;&amp;[.P11]" office:value-type="string" office:string-value=",$00*Z+2" calcext:value-type="string">
            <text:p>,$00*Z+2</text:p>
          </table:table-cell>
          <table:table-cell/>
          <table:table-cell table:formula="of:=&quot;,$&quot;&amp;DEC2HEX([.Q11];2)&amp;&quot;*Z+&quot;&amp;[.R11]" office:value-type="string" office:string-value=",$00*Z+2" calcext:value-type="string">
            <text:p>,$00*Z+2</text:p>
          </table:table-cell>
          <table:table-cell/>
          <table:table-cell table:formula="of:=&quot;,$&quot;&amp;DEC2HEX([.S11];2)&amp;&quot;*Z+&quot;&amp;[.T11]" office:value-type="string" office:string-value=",$00*Z+2" calcext:value-type="string">
            <text:p>,$00*Z+2</text:p>
          </table:table-cell>
          <table:table-cell/>
          <table:table-cell table:formula="of:=&quot;,$&quot;&amp;DEC2HEX([.U11];2)&amp;&quot;*Z+&quot;&amp;[.V11]" office:value-type="string" office:string-value=",$00*Z+2" calcext:value-type="string">
            <text:p>,$00*Z+2</text:p>
          </table:table-cell>
          <table:table-cell/>
          <table:table-cell table:formula="of:=&quot;,$&quot;&amp;DEC2HEX([.W11];2)&amp;&quot;*Z+&quot;&amp;[.X11]" office:value-type="string" office:string-value=",$00*Z+2" calcext:value-type="string">
            <text:p>,$00*Z+2</text:p>
          </table:table-cell>
          <table:table-cell/>
          <table:table-cell table:formula="of:=&quot;,$&quot;&amp;DEC2HEX([.Y11];2)&amp;&quot;*Z+&quot;&amp;[.Z11]" office:value-type="string" office:string-value=",$00*Z+1" calcext:value-type="string">
            <text:p>,$00*Z+1</text:p>
          </table:table-cell>
          <table:table-cell/>
          <table:table-cell table:formula="of:=&quot;,$&quot;&amp;DEC2HEX([.AA11];2)&amp;&quot;*Z+&quot;&amp;[.AB11]" office:value-type="string" office:string-value=",$00*Z+0" calcext:value-type="string">
            <text:p>,$00*Z+0</text:p>
          </table:table-cell>
          <table:table-cell/>
          <table:table-cell table:formula="of:=&quot;,$&quot;&amp;DEC2HEX([.AC11];2)&amp;&quot;*Z+&quot;&amp;[.AD11]" office:value-type="string" office:string-value=",$00*Z+0" calcext:value-type="string">
            <text:p>,$00*Z+0</text:p>
          </table:table-cell>
          <table:table-cell/>
          <table:table-cell table:formula="of:=&quot;,$&quot;&amp;DEC2HEX([.AE11];2)&amp;&quot;*Z+&quot;&amp;[.AF11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12];2)&amp;&quot;*Z+&quot;&amp;[.B12]" office:value-type="string" office:string-value="dc.b $01*Z+0" calcext:value-type="string">
            <text:p>dc.b $01*Z+0</text:p>
          </table:table-cell>
          <table:table-cell/>
          <table:table-cell table:formula="of:=&quot;,$&quot;&amp;DEC2HEX([.C12];2)&amp;&quot;*Z+&quot;&amp;[.D12]" office:value-type="string" office:string-value=",$03*Z+0" calcext:value-type="string">
            <text:p>,$03*Z+0</text:p>
          </table:table-cell>
          <table:table-cell/>
          <table:table-cell table:formula="of:=&quot;,$&quot;&amp;DEC2HEX([.E12];2)&amp;&quot;*Z+&quot;&amp;[.F12]" office:value-type="string" office:string-value=",$03*Z+0" calcext:value-type="string">
            <text:p>,$03*Z+0</text:p>
          </table:table-cell>
          <table:table-cell/>
          <table:table-cell table:formula="of:=&quot;,$&quot;&amp;DEC2HEX([.G12];2)&amp;&quot;*Z+&quot;&amp;[.H12]" office:value-type="string" office:string-value=",$03*Z+0" calcext:value-type="string">
            <text:p>,$03*Z+0</text:p>
          </table:table-cell>
          <table:table-cell/>
          <table:table-cell table:formula="of:=&quot;,$&quot;&amp;DEC2HEX([.I12];2)&amp;&quot;*Z+&quot;&amp;[.J12]" office:value-type="string" office:string-value=",$03*Z+0" calcext:value-type="string">
            <text:p>,$03*Z+0</text:p>
          </table:table-cell>
          <table:table-cell/>
          <table:table-cell table:formula="of:=&quot;,$&quot;&amp;DEC2HEX([.K12];2)&amp;&quot;*Z+&quot;&amp;[.L12]" office:value-type="string" office:string-value=",$03*Z+0" calcext:value-type="string">
            <text:p>,$03*Z+0</text:p>
          </table:table-cell>
          <table:table-cell/>
          <table:table-cell table:formula="of:=&quot;,$&quot;&amp;DEC2HEX([.M12];2)&amp;&quot;*Z+&quot;&amp;[.N12]" office:value-type="string" office:string-value=",$03*Z+0" calcext:value-type="string">
            <text:p>,$03*Z+0</text:p>
          </table:table-cell>
          <table:table-cell/>
          <table:table-cell table:formula="of:=&quot;,$&quot;&amp;DEC2HEX([.O12];2)&amp;&quot;*Z+&quot;&amp;[.P12]" office:value-type="string" office:string-value=",$03*Z+0" calcext:value-type="string">
            <text:p>,$03*Z+0</text:p>
          </table:table-cell>
          <table:table-cell/>
          <table:table-cell table:formula="of:=&quot;,$&quot;&amp;DEC2HEX([.Q12];2)&amp;&quot;*Z+&quot;&amp;[.R12]" office:value-type="string" office:string-value=",$03*Z+0" calcext:value-type="string">
            <text:p>,$03*Z+0</text:p>
          </table:table-cell>
          <table:table-cell/>
          <table:table-cell table:formula="of:=&quot;,$&quot;&amp;DEC2HEX([.S12];2)&amp;&quot;*Z+&quot;&amp;[.T12]" office:value-type="string" office:string-value=",$03*Z+0" calcext:value-type="string">
            <text:p>,$03*Z+0</text:p>
          </table:table-cell>
          <table:table-cell/>
          <table:table-cell table:formula="of:=&quot;,$&quot;&amp;DEC2HEX([.U12];2)&amp;&quot;*Z+&quot;&amp;[.V12]" office:value-type="string" office:string-value=",$03*Z+0" calcext:value-type="string">
            <text:p>,$03*Z+0</text:p>
          </table:table-cell>
          <table:table-cell/>
          <table:table-cell table:formula="of:=&quot;,$&quot;&amp;DEC2HEX([.W12];2)&amp;&quot;*Z+&quot;&amp;[.X12]" office:value-type="string" office:string-value=",$03*Z+0" calcext:value-type="string">
            <text:p>,$03*Z+0</text:p>
          </table:table-cell>
          <table:table-cell/>
          <table:table-cell table:formula="of:=&quot;,$&quot;&amp;DEC2HEX([.Y12];2)&amp;&quot;*Z+&quot;&amp;[.Z12]" office:value-type="string" office:string-value=",$03*Z+0" calcext:value-type="string">
            <text:p>,$03*Z+0</text:p>
          </table:table-cell>
          <table:table-cell/>
          <table:table-cell table:formula="of:=&quot;,$&quot;&amp;DEC2HEX([.AA12];2)&amp;&quot;*Z+&quot;&amp;[.AB12]" office:value-type="string" office:string-value=",$03*Z+0" calcext:value-type="string">
            <text:p>,$03*Z+0</text:p>
          </table:table-cell>
          <table:table-cell/>
          <table:table-cell table:formula="of:=&quot;,$&quot;&amp;DEC2HEX([.AC12];2)&amp;&quot;*Z+&quot;&amp;[.AD12]" office:value-type="string" office:string-value=",$03*Z+0" calcext:value-type="string">
            <text:p>,$03*Z+0</text:p>
          </table:table-cell>
          <table:table-cell/>
          <table:table-cell table:formula="of:=&quot;,$&quot;&amp;DEC2HEX([.AE12];2)&amp;&quot;*Z+&quot;&amp;[.AF12]" office:value-type="string" office:string-value=",$01*Z+0" calcext:value-type="string">
            <text:p>,$01*Z+0</text:p>
          </table:table-cell>
        </table:table-row>
        <table:table-row table:style-name="ro1">
          <table:table-cell table:number-columns-repeated="64"/>
        </table:table-row>
        <table:table-row table:style-name="ro1">
          <table:table-cell table:number-columns-repeated="33"/>
          <table:table-cell table:formula="of:=CHAR(9)&amp;[.AH1]&amp;[.AJ1]&amp;[.AL1]&amp;[.AN1]&amp;[.AP1]&amp;[.AR1]&amp;[.AT1]&amp;[.AV1]&amp;[.AX1]&amp;[.AZ1]&amp;[.BB1]&amp;[.BD1]&amp;[.BF1]&amp;[.BH1]&amp;[.BJ1]&amp;[.BL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2]&amp;[.AJ2]&amp;[.AL2]&amp;[.AN2]&amp;[.AP2]&amp;[.AR2]&amp;[.AT2]&amp;[.AV2]&amp;[.AX2]&amp;[.AZ2]&amp;[.BB2]&amp;[.BD2]&amp;[.BF2]&amp;[.BH2]&amp;[.BJ2]&amp;[.BL2]" office:value-type="string" office:string-value="&#9;dc.b $02*Z+0,$00*Z+3,$00*Z+5,$00*Z+6,$00*Z+6,$00*Z+6,$02*Z+0,$00*Z+3,$00*Z+4,$00*Z+6,$00*Z+6,$00*Z+6,$00*Z+6,$00*Z+6,$00*Z+6,$02*Z+0" calcext:value-type="string">
            <text:p><text:tab/>dc.b $02*Z+0,$00*Z+3,$00*Z+5,$00*Z+6,$00*Z+6,$00*Z+6,$02*Z+0,$00*Z+3,$00*Z+4,$00*Z+6,$00*Z+6,$00*Z+6,$00*Z+6,$00*Z+6,$00*Z+6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3]&amp;[.AJ3]&amp;[.AL3]&amp;[.AN3]&amp;[.AP3]&amp;[.AR3]&amp;[.AT3]&amp;[.AV3]&amp;[.AX3]&amp;[.AZ3]&amp;[.BB3]&amp;[.BD3]&amp;[.BF3]&amp;[.BH3]&amp;[.BJ3]&amp;[.BL3]" office:value-type="string" office:string-value="&#9;dc.b $02*Z+0,$00*Z+4,$06*Z+4,$03*Z+0,$07*Z+6,$00*Z+6,$02*Z+0,$00*Z+3,$0A*Z+3,$03*Z+0,$03*Z+0,$03*Z+0,$03*Z+0,$07*Z+7,$00*Z+6,$02*Z+0" calcext:value-type="string">
            <text:p><text:tab/>dc.b $02*Z+0,$00*Z+4,$06*Z+4,$03*Z+0,$07*Z+6,$00*Z+6,$02*Z+0,$00*Z+3,$0A*Z+3,$03*Z+0,$03*Z+0,$03*Z+0,$03*Z+0,$07*Z+7,$00*Z+6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4]&amp;[.AJ4]&amp;[.AL4]&amp;[.AN4]&amp;[.AP4]&amp;[.AR4]&amp;[.AT4]&amp;[.AV4]&amp;[.AX4]&amp;[.AZ4]&amp;[.BB4]&amp;[.BD4]&amp;[.BF4]&amp;[.BH4]&amp;[.BJ4]&amp;[.BL4]" office:value-type="string" office:string-value="&#9;dc.b $02*Z+0,$00*Z+3,$05*Z+4,$03*Z+0,$02*Z+0,$00*Z+0,$02*Z+0,$00*Z+2,$00*Z+2,$00*Z+3,$00*Z+4,$00*Z+4,$00*Z+5,$02*Z+0,$00*Z+7,$02*Z+0" calcext:value-type="string">
            <text:p><text:tab/>dc.b $02*Z+0,$00*Z+3,$05*Z+4,$03*Z+0,$02*Z+0,$00*Z+0,$02*Z+0,$00*Z+2,$00*Z+2,$00*Z+3,$00*Z+4,$00*Z+4,$00*Z+5,$02*Z+0,$00*Z+7,$02*Z+0</text:p>
          </table:table-cell>
          <table:table-cell table:number-columns-repeated="30"/>
        </table:table-row>
        <table:table-row table:style-name="ro1">
          <table:table-cell table:number-columns-repeated="9"/>
          <table:table-cell table:style-name="ce4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/>
          <table:table-cell table:formula="of:=CHAR(9)&amp;[.AH5]&amp;[.AJ5]&amp;[.AL5]&amp;[.AN5]&amp;[.AP5]&amp;[.AR5]&amp;[.AT5]&amp;[.AV5]&amp;[.AX5]&amp;[.AZ5]&amp;[.BB5]&amp;[.BD5]&amp;[.BF5]&amp;[.BH5]&amp;[.BJ5]&amp;[.BL5]" office:value-type="string" office:string-value="&#9;dc.b $02*Z+0,$07*Z+3,$00*Z+3,$05*Z+4,$02*Z+0,$00*Z+0,$05*Z+0,$03*Z+0,$03*Z+0,$03*Z+0,$07*Z+3,$00*Z+4,$00*Z+5,$02*Z+0,$00*Z+7,$02*Z+0" calcext:value-type="string">
            <text:p><text:tab/>dc.b $02*Z+0,$07*Z+3,$00*Z+3,$05*Z+4,$02*Z+0,$00*Z+0,$05*Z+0,$03*Z+0,$03*Z+0,$03*Z+0,$07*Z+3,$00*Z+4,$00*Z+5,$02*Z+0,$00*Z+7,$02*Z+0</text:p>
          </table:table-cell>
          <table:table-cell table:number-columns-repeated="30"/>
        </table:table-row>
        <table:table-row table:style-name="ro1">
          <table:table-cell table:number-columns-repeated="9"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1"/>
          <table:table-cell table:formula="of:=CHAR(9)&amp;[.AH6]&amp;[.AJ6]&amp;[.AL6]&amp;[.AN6]&amp;[.AP6]&amp;[.AR6]&amp;[.AT6]&amp;[.AV6]&amp;[.AX6]&amp;[.AZ6]&amp;[.BB6]&amp;[.BD6]&amp;[.BF6]&amp;[.BH6]&amp;[.BJ6]&amp;[.BL6]" office:value-type="string" office:string-value="&#9;dc.b $02*Z+0,$03*Z+0,$07*Z+3,$00*Z+4,$05*Z+4,$07*Z+7,$00*Z+0,$00*Z+6,$02*Z+0,$02*Z+0,$04*Z+4,$00*Z+5,$00*Z+6,$02*Z+0,$00*Z+1,$02*Z+0" calcext:value-type="string">
            <text:p><text:tab/>dc.b $02*Z+0,$03*Z+0,$07*Z+3,$00*Z+4,$05*Z+4,$07*Z+7,$00*Z+0,$00*Z+6,$02*Z+0,$02*Z+0,$04*Z+4,$00*Z+5,$00*Z+6,$02*Z+0,$00*Z+1,$02*Z+0</text:p>
          </table:table-cell>
          <table:table-cell table:number-columns-repeated="30"/>
        </table:table-row>
        <table:table-row table:style-name="ro1">
          <table:table-cell table:number-columns-repeated="9"/>
          <table:table-cell table:style-name="ce4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1"/>
          <table:table-cell table:formula="of:=CHAR(9)&amp;[.AH7]&amp;[.AJ7]&amp;[.AL7]&amp;[.AN7]&amp;[.AP7]&amp;[.AR7]&amp;[.AT7]&amp;[.AV7]&amp;[.AX7]&amp;[.AZ7]&amp;[.BB7]&amp;[.BD7]&amp;[.BF7]&amp;[.BH7]&amp;[.BJ7]&amp;[.BL7]" office:value-type="string" office:string-value="&#9;dc.b $02*Z+0,$03*Z+0,$03*Z+0,$08*Z+5,$00*Z+5,$05*Z+5,$07*Z+7,$00*Z+7,$02*Z+0,$02*Z+0,$00*Z+5,$00*Z+5,$06*Z+6,$04*Z+1,$00*Z+0,$02*Z+0" calcext:value-type="string">
            <text:p><text:tab/>dc.b $02*Z+0,$03*Z+0,$03*Z+0,$08*Z+5,$00*Z+5,$05*Z+5,$07*Z+7,$00*Z+7,$02*Z+0,$02*Z+0,$00*Z+5,$00*Z+5,$06*Z+6,$04*Z+1,$00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8]&amp;[.AJ8]&amp;[.AL8]&amp;[.AN8]&amp;[.AP8]&amp;[.AR8]&amp;[.AT8]&amp;[.AV8]&amp;[.AX8]&amp;[.AZ8]&amp;[.BB8]&amp;[.BD8]&amp;[.BF8]&amp;[.BH8]&amp;[.BJ8]&amp;[.BL8]" office:value-type="string" office:string-value="&#9;dc.b $02*Z+0,$00*Z+4,$00*Z+5,$00*Z+6,$00*Z+6,$00*Z+6,$02*Z+0,$00*Z+0,$05*Z+0,$04*Z+0,$00*Z+6,$00*Z+6,$02*Z+0,$00*Z+1,$00*Z+0,$02*Z+0" calcext:value-type="string">
            <text:p><text:tab/>dc.b $02*Z+0,$00*Z+4,$00*Z+5,$00*Z+6,$00*Z+6,$00*Z+6,$02*Z+0,$00*Z+0,$05*Z+0,$04*Z+0,$00*Z+6,$00*Z+6,$02*Z+0,$00*Z+1,$00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9]&amp;[.AJ9]&amp;[.AL9]&amp;[.AN9]&amp;[.AP9]&amp;[.AR9]&amp;[.AT9]&amp;[.AV9]&amp;[.AX9]&amp;[.AZ9]&amp;[.BB9]&amp;[.BD9]&amp;[.BF9]&amp;[.BH9]&amp;[.BJ9]&amp;[.BL9]" office:value-type="string" office:string-value="&#9;dc.b $02*Z+3,$00*Z+3,$00*Z+4,$06*Z+0,$03*Z+0,$03*Z+0,$02*Z+0,$00*Z+0,$00*Z+7,$00*Z+6,$00*Z+6,$00*Z+6,$02*Z+0,$0C*Z+1,$0C*Z+0,$02*Z+0" calcext:value-type="string">
            <text:p><text:tab/>dc.b $02*Z+3,$00*Z+3,$00*Z+4,$06*Z+0,$03*Z+0,$03*Z+0,$02*Z+0,$00*Z+0,$00*Z+7,$00*Z+6,$00*Z+6,$00*Z+6,$02*Z+0,$0C*Z+1,$0C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10]&amp;[.AJ10]&amp;[.AL10]&amp;[.AN10]&amp;[.AP10]&amp;[.AR10]&amp;[.AT10]&amp;[.AV10]&amp;[.AX10]&amp;[.AZ10]&amp;[.BB10]&amp;[.BD10]&amp;[.BF10]&amp;[.BH10]&amp;[.BJ10]&amp;[.BL10]" office:value-type="string" office:string-value="&#9;dc.b $02*Z+2,$00*Z+3,$00*Z+3,$05*Z+3,$03*Z+0,$03*Z+0,$03*Z+0,$03*Z+0,$03*Z+0,$03*Z+0,$03*Z+0,$03*Z+0,$04*Z+1,$00*Z+0,$00*Z+0,$02*Z+0" calcext:value-type="string">
            <text:p><text:tab/>dc.b $02*Z+2,$00*Z+3,$00*Z+3,$05*Z+3,$03*Z+0,$03*Z+0,$03*Z+0,$03*Z+0,$03*Z+0,$03*Z+0,$03*Z+0,$03*Z+0,$04*Z+1,$00*Z+0,$00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11]&amp;[.AJ11]&amp;[.AL11]&amp;[.AN11]&amp;[.AP11]&amp;[.AR11]&amp;[.AT11]&amp;[.AV11]&amp;[.AX11]&amp;[.AZ11]&amp;[.BB11]&amp;[.BD11]&amp;[.BF11]&amp;[.BH11]&amp;[.BJ11]&amp;[.BL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12]&amp;[.AJ12]&amp;[.AL12]&amp;[.AN12]&amp;[.AP12]&amp;[.AR12]&amp;[.AT12]&amp;[.AV12]&amp;[.AX12]&amp;[.AZ12]&amp;[.BB12]&amp;[.BD12]&amp;[.BF12]&amp;[.BH12]&amp;[.BJ12]&amp;[.BL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09T00:35:46.592926600</dc:date>
    <meta:editing-duration>PT48M52S</meta:editing-duration>
    <meta:editing-cycles>14</meta:editing-cycles>
    <meta:document-statistic meta:table-count="1" meta:cell-count="597" meta:object-count="0"/>
  </office:meta>
</office:document-meta>
</file>